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8031" officeooo:paragraph-rsid="001f8031"/>
    </style:style>
    <style:style style:name="P2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333333" style:font-name="Open Sans" fo:font-size="12pt" fo:letter-spacing="normal" fo:font-style="normal" fo:font-weight="normal"/>
    </style:style>
    <style:style style:name="P3" style:family="paragraph" style:parent-style-name="Heading_20_1">
      <style:text-properties officeooo:rsid="001f8031" officeooo:paragraph-rsid="001f8031"/>
    </style:style>
    <style:style style:name="T1" style:family="text">
      <style:text-properties fo:font-variant="normal" fo:text-transform="none" fo:color="#333333" style:text-line-through-style="none" style:text-line-through-type="none" style:font-name="Open Sans" fo:letter-spacing="normal" fo:font-style="normal" style:text-underline-style="none" style:text-blink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YNC ASSIGNMENT</text:p>
      <text:p text:style-name="P1"/>
      <text:h text:style-name="P3" text:outline-level="1"><text:bookmark text:name="why-async"/><text:a xlink:type="simple" xlink:href="https://rust-lang.github.io/async-book/01_getting_started/02_why_async.html#why-async" text:style-name="Internet_20_link" text:visited-style-name="Visited_20_Internet_20_Link"><text:span text:style-name="T1">Why Async?</text:span></text:a></text:h>
      <text:p text:style-name="P2">We all love how Rust allows us to write fast, safe software. But why write asynchronous code?</text:p>
      <text:p text:style-name="P2">Asynchronous code allows us to run multiple tasks concurrently on the same OS thread. In a typical threaded application, if you wanted to download two different webpages at the same time, you would spread the work across two different thread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4T15:09:18.772831718</meta:creation-date>
    <dc:date>2020-04-24T15:14:47.712974388</dc:date>
    <meta:editing-duration>PT5M3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61" meta:character-count="361" meta:non-whitespace-character-count="304"/>
  </office:meta>
</office:document-meta>
</file>